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783in"/>
    </style:style>
    <style:style style:name="co3" style:family="table-column">
      <style:table-column-properties fo:break-before="auto" style:column-width="6.236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Southern California </text:p>
          </table:table-cell>
          <table:table-cell table:formula="oooc:=CONCATENATE(&quot;insert into ranks values(0,(select team_id from teams where school_nm = '&quot;;TRIM([.B1]);&quot;' or abbreviation = '&quot;;TRIM([.B1]);&quot;'),2007,3,&quot;;[.A1];&quot;);&quot;)" office:value-type="string" office:string-value="insert into ranks values(0,(select team_id from teams where school_nm = 'Southern California' or abbreviation = 'Southern California'),2007,3,1);">
            <text:p>insert into ranks values(0,(select team_id from teams where school_nm = 'Southern California' or abbreviation = 'Southern California'),2007,3,1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SU </text:p>
          </table:table-cell>
          <table:table-cell table:formula="oooc:=CONCATENATE(&quot;insert into ranks values(0,(select team_id from teams where school_nm = '&quot;;TRIM([.B2]);&quot;' or abbreviation = '&quot;;TRIM([.B2]);&quot;'),2007,3,&quot;;[.A2];&quot;);&quot;)" office:value-type="string" office:string-value="insert into ranks values(0,(select team_id from teams where school_nm = 'LSU' or abbreviation = 'LSU'),2007,3,2);">
            <text:p>insert into ranks values(0,(select team_id from teams where school_nm = 'LSU' or abbreviation = 'LSU'),2007,3,2)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klahoma </text:p>
          </table:table-cell>
          <table:table-cell table:formula="oooc:=CONCATENATE(&quot;insert into ranks values(0,(select team_id from teams where school_nm = '&quot;;TRIM([.B3]);&quot;' or abbreviation = '&quot;;TRIM([.B3]);&quot;'),2007,3,&quot;;[.A3];&quot;);&quot;)" office:value-type="string" office:string-value="insert into ranks values(0,(select team_id from teams where school_nm = 'Oklahoma' or abbreviation = 'Oklahoma'),2007,3,3);">
            <text:p>insert into ranks values(0,(select team_id from teams where school_nm = 'Oklahoma' or abbreviation = 'Oklahoma'),2007,3,3)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est Virginia </text:p>
          </table:table-cell>
          <table:table-cell table:formula="oooc:=CONCATENATE(&quot;insert into ranks values(0,(select team_id from teams where school_nm = '&quot;;TRIM([.B4]);&quot;' or abbreviation = '&quot;;TRIM([.B4]);&quot;'),2007,3,&quot;;[.A4];&quot;);&quot;)" office:value-type="string" office:string-value="insert into ranks values(0,(select team_id from teams where school_nm = 'West Virginia' or abbreviation = 'West Virginia'),2007,3,4);">
            <text:p>insert into ranks values(0,(select team_id from teams where school_nm = 'West Virginia' or abbreviation = 'West Virginia'),2007,3,4)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lorida </text:p>
          </table:table-cell>
          <table:table-cell table:formula="oooc:=CONCATENATE(&quot;insert into ranks values(0,(select team_id from teams where school_nm = '&quot;;TRIM([.B5]);&quot;' or abbreviation = '&quot;;TRIM([.B5]);&quot;'),2007,3,&quot;;[.A5];&quot;);&quot;)" office:value-type="string" office:string-value="insert into ranks values(0,(select team_id from teams where school_nm = 'Florida' or abbreviation = 'Florida'),2007,3,5);">
            <text:p>insert into ranks values(0,(select team_id from teams where school_nm = 'Florida' or abbreviation = 'Florida'),2007,3,5)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exas </text:p>
          </table:table-cell>
          <table:table-cell table:formula="oooc:=CONCATENATE(&quot;insert into ranks values(0,(select team_id from teams where school_nm = '&quot;;TRIM([.B6]);&quot;' or abbreviation = '&quot;;TRIM([.B6]);&quot;'),2007,3,&quot;;[.A6];&quot;);&quot;)" office:value-type="string" office:string-value="insert into ranks values(0,(select team_id from teams where school_nm = 'Texas' or abbreviation = 'Texas'),2007,3,6);">
            <text:p>insert into ranks values(0,(select team_id from teams where school_nm = 'Texas' or abbreviation = 'Texas'),2007,3,6)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isconsin </text:p>
          </table:table-cell>
          <table:table-cell table:formula="oooc:=CONCATENATE(&quot;insert into ranks values(0,(select team_id from teams where school_nm = '&quot;;TRIM([.B7]);&quot;' or abbreviation = '&quot;;TRIM([.B7]);&quot;'),2007,3,&quot;;[.A7];&quot;);&quot;)" office:value-type="string" office:string-value="insert into ranks values(0,(select team_id from teams where school_nm = 'Wisconsin' or abbreviation = 'Wisconsin'),2007,3,7);">
            <text:p>insert into ranks values(0,(select team_id from teams where school_nm = 'Wisconsin' or abbreviation = 'Wisconsin'),2007,3,7)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alifornia </text:p>
          </table:table-cell>
          <table:table-cell table:formula="oooc:=CONCATENATE(&quot;insert into ranks values(0,(select team_id from teams where school_nm = '&quot;;TRIM([.B8]);&quot;' or abbreviation = '&quot;;TRIM([.B8]);&quot;'),2007,3,&quot;;[.A8];&quot;);&quot;)" office:value-type="string" office:string-value="insert into ranks values(0,(select team_id from teams where school_nm = 'California' or abbreviation = 'California'),2007,3,8);">
            <text:p>insert into ranks values(0,(select team_id from teams where school_nm = 'California' or abbreviation = 'California'),2007,3,8)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ouisville </text:p>
          </table:table-cell>
          <table:table-cell table:formula="oooc:=CONCATENATE(&quot;insert into ranks values(0,(select team_id from teams where school_nm = '&quot;;TRIM([.B9]);&quot;' or abbreviation = '&quot;;TRIM([.B9]);&quot;'),2007,3,&quot;;[.A9];&quot;);&quot;)" office:value-type="string" office:string-value="insert into ranks values(0,(select team_id from teams where school_nm = 'Louisville' or abbreviation = 'Louisville'),2007,3,9);">
            <text:p>insert into ranks values(0,(select team_id from teams where school_nm = 'Louisville' or abbreviation = 'Louisville'),2007,3,9)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hio State </text:p>
          </table:table-cell>
          <table:table-cell table:formula="oooc:=CONCATENATE(&quot;insert into ranks values(0,(select team_id from teams where school_nm = '&quot;;TRIM([.B10]);&quot;' or abbreviation = '&quot;;TRIM([.B10]);&quot;'),2007,3,&quot;;[.A10];&quot;);&quot;)" office:value-type="string" office:string-value="insert into ranks values(0,(select team_id from teams where school_nm = 'Ohio State' or abbreviation = 'Ohio State'),2007,3,10);">
            <text:p>insert into ranks values(0,(select team_id from teams where school_nm = 'Ohio State' or abbreviation = 'Ohio State'),2007,3,10)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CLA </text:p>
          </table:table-cell>
          <table:table-cell table:formula="oooc:=CONCATENATE(&quot;insert into ranks values(0,(select team_id from teams where school_nm = '&quot;;TRIM([.B11]);&quot;' or abbreviation = '&quot;;TRIM([.B11]);&quot;'),2007,3,&quot;;[.A11];&quot;);&quot;)" office:value-type="string" office:string-value="insert into ranks values(0,(select team_id from teams where school_nm = 'UCLA' or abbreviation = 'UCLA'),2007,3,11);">
            <text:p>insert into ranks values(0,(select team_id from teams where school_nm = 'UCLA' or abbreviation = 'UCLA'),2007,3,11)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enn State </text:p>
          </table:table-cell>
          <table:table-cell table:formula="oooc:=CONCATENATE(&quot;insert into ranks values(0,(select team_id from teams where school_nm = '&quot;;TRIM([.B12]);&quot;' or abbreviation = '&quot;;TRIM([.B12]);&quot;'),2007,3,&quot;;[.A12];&quot;);&quot;)" office:value-type="string" office:string-value="insert into ranks values(0,(select team_id from teams where school_nm = 'Penn State' or abbreviation = 'Penn State'),2007,3,12);">
            <text:p>insert into ranks values(0,(select team_id from teams where school_nm = 'Penn State' or abbreviation = 'Penn State'),2007,3,12)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utgers </text:p>
          </table:table-cell>
          <table:table-cell table:formula="oooc:=CONCATENATE(&quot;insert into ranks values(0,(select team_id from teams where school_nm = '&quot;;TRIM([.B13]);&quot;' or abbreviation = '&quot;;TRIM([.B13]);&quot;'),2007,3,&quot;;[.A13];&quot;);&quot;)" office:value-type="string" office:string-value="insert into ranks values(0,(select team_id from teams where school_nm = 'Rutgers' or abbreviation = 'Rutgers'),2007,3,13);">
            <text:p>insert into ranks values(0,(select team_id from teams where school_nm = 'Rutgers' or abbreviation = 'Rutgers'),2007,3,13)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ebraska </text:p>
          </table:table-cell>
          <table:table-cell table:formula="oooc:=CONCATENATE(&quot;insert into ranks values(0,(select team_id from teams where school_nm = '&quot;;TRIM([.B14]);&quot;' or abbreviation = '&quot;;TRIM([.B14]);&quot;'),2007,3,&quot;;[.A14];&quot;);&quot;)" office:value-type="string" office:string-value="insert into ranks values(0,(select team_id from teams where school_nm = 'Nebraska' or abbreviation = 'Nebraska'),2007,3,14);">
            <text:p>insert into ranks values(0,(select team_id from teams where school_nm = 'Nebraska' or abbreviation = 'Nebraska'),2007,3,14)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eorgia Tech </text:p>
          </table:table-cell>
          <table:table-cell table:formula="oooc:=CONCATENATE(&quot;insert into ranks values(0,(select team_id from teams where school_nm = '&quot;;TRIM([.B15]);&quot;' or abbreviation = '&quot;;TRIM([.B15]);&quot;'),2007,3,&quot;;[.A15];&quot;);&quot;)" office:value-type="string" office:string-value="insert into ranks values(0,(select team_id from teams where school_nm = 'Georgia Tech' or abbreviation = 'Georgia Tech'),2007,3,15);">
            <text:p>insert into ranks values(0,(select team_id from teams where school_nm = 'Georgia Tech' or abbreviation = 'Georgia Tech'),2007,3,15)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rkansas </text:p>
          </table:table-cell>
          <table:table-cell table:formula="oooc:=CONCATENATE(&quot;insert into ranks values(0,(select team_id from teams where school_nm = '&quot;;TRIM([.B16]);&quot;' or abbreviation = '&quot;;TRIM([.B16]);&quot;'),2007,3,&quot;;[.A16];&quot;);&quot;)" office:value-type="string" office:string-value="insert into ranks values(0,(select team_id from teams where school_nm = 'Arkansas' or abbreviation = 'Arkansas'),2007,3,16);">
            <text:p>insert into ranks values(0,(select team_id from teams where school_nm = 'Arkansas' or abbreviation = 'Arkansas'),2007,3,16);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outh Carolina </text:p>
          </table:table-cell>
          <table:table-cell table:formula="oooc:=CONCATENATE(&quot;insert into ranks values(0,(select team_id from teams where school_nm = '&quot;;TRIM([.B17]);&quot;' or abbreviation = '&quot;;TRIM([.B17]);&quot;'),2007,3,&quot;;[.A17];&quot;);&quot;)" office:value-type="string" office:string-value="insert into ranks values(0,(select team_id from teams where school_nm = 'South Carolina' or abbreviation = 'South Carolina'),2007,3,17);">
            <text:p>insert into ranks values(0,(select team_id from teams where school_nm = 'South Carolina' or abbreviation = 'South Carolina'),2007,3,17)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Virginia Tech </text:p>
          </table:table-cell>
          <table:table-cell table:formula="oooc:=CONCATENATE(&quot;insert into ranks values(0,(select team_id from teams where school_nm = '&quot;;TRIM([.B18]);&quot;' or abbreviation = '&quot;;TRIM([.B18]);&quot;'),2007,3,&quot;;[.A18];&quot;);&quot;)" office:value-type="string" office:string-value="insert into ranks values(0,(select team_id from teams where school_nm = 'Virginia Tech' or abbreviation = 'Virginia Tech'),2007,3,18);">
            <text:p>insert into ranks values(0,(select team_id from teams where school_nm = 'Virginia Tech' or abbreviation = 'Virginia Tech'),2007,3,18);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Oregon </text:p>
          </table:table-cell>
          <table:table-cell table:formula="oooc:=CONCATENATE(&quot;insert into ranks values(0,(select team_id from teams where school_nm = '&quot;;TRIM([.B19]);&quot;' or abbreviation = '&quot;;TRIM([.B19]);&quot;'),2007,3,&quot;;[.A19];&quot;);&quot;)" office:value-type="string" office:string-value="insert into ranks values(0,(select team_id from teams where school_nm = 'Oregon' or abbreviation = 'Oregon'),2007,3,19);">
            <text:p>insert into ranks values(0,(select team_id from teams where school_nm = 'Oregon' or abbreviation = 'Oregon'),2007,3,19);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lemson </text:p>
          </table:table-cell>
          <table:table-cell table:formula="oooc:=CONCATENATE(&quot;insert into ranks values(0,(select team_id from teams where school_nm = '&quot;;TRIM([.B20]);&quot;' or abbreviation = '&quot;;TRIM([.B20]);&quot;'),2007,3,&quot;;[.A20];&quot;);&quot;)" office:value-type="string" office:string-value="insert into ranks values(0,(select team_id from teams where school_nm = 'Clemson' or abbreviation = 'Clemson'),2007,3,20);">
            <text:p>insert into ranks values(0,(select team_id from teams where school_nm = 'Clemson' or abbreviation = 'Clemson'),2007,3,20);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oston College </text:p>
          </table:table-cell>
          <table:table-cell table:formula="oooc:=CONCATENATE(&quot;insert into ranks values(0,(select team_id from teams where school_nm = '&quot;;TRIM([.B21]);&quot;' or abbreviation = '&quot;;TRIM([.B21]);&quot;'),2007,3,&quot;;[.A21];&quot;);&quot;)" office:value-type="string" office:string-value="insert into ranks values(0,(select team_id from teams where school_nm = 'Boston College' or abbreviation = 'Boston College'),2007,3,21);">
            <text:p>insert into ranks values(0,(select team_id from teams where school_nm = 'Boston College' or abbreviation = 'Boston College'),2007,3,21);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Tennessee </text:p>
          </table:table-cell>
          <table:table-cell table:formula="oooc:=CONCATENATE(&quot;insert into ranks values(0,(select team_id from teams where school_nm = '&quot;;TRIM([.B22]);&quot;' or abbreviation = '&quot;;TRIM([.B22]);&quot;'),2007,3,&quot;;[.A22];&quot;);&quot;)" office:value-type="string" office:string-value="insert into ranks values(0,(select team_id from teams where school_nm = 'Tennessee' or abbreviation = 'Tennessee'),2007,3,22);">
            <text:p>insert into ranks values(0,(select team_id from teams where school_nm = 'Tennessee' or abbreviation = 'Tennessee'),2007,3,22);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Georgia </text:p>
          </table:table-cell>
          <table:table-cell table:formula="oooc:=CONCATENATE(&quot;insert into ranks values(0,(select team_id from teams where school_nm = '&quot;;TRIM([.B23]);&quot;' or abbreviation = '&quot;;TRIM([.B23]);&quot;'),2007,3,&quot;;[.A23];&quot;);&quot;)" office:value-type="string" office:string-value="insert into ranks values(0,(select team_id from teams where school_nm = 'Georgia' or abbreviation = 'Georgia'),2007,3,23);">
            <text:p>insert into ranks values(0,(select team_id from teams where school_nm = 'Georgia' or abbreviation = 'Georgia'),2007,3,23);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awaii </text:p>
          </table:table-cell>
          <table:table-cell table:formula="oooc:=CONCATENATE(&quot;insert into ranks values(0,(select team_id from teams where school_nm = '&quot;;TRIM([.B24]);&quot;' or abbreviation = '&quot;;TRIM([.B24]);&quot;'),2007,3,&quot;;[.A24];&quot;);&quot;)" office:value-type="string" office:string-value="insert into ranks values(0,(select team_id from teams where school_nm = 'Hawaii' or abbreviation = 'Hawaii'),2007,3,24);">
            <text:p>insert into ranks values(0,(select team_id from teams where school_nm = 'Hawaii' or abbreviation = 'Hawaii'),2007,3,24);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exas A&amp;M </text:p>
          </table:table-cell>
          <table:table-cell table:formula="oooc:=CONCATENATE(&quot;insert into ranks values(0,(select team_id from teams where school_nm = '&quot;;TRIM([.B25]);&quot;' or abbreviation = '&quot;;TRIM([.B25]);&quot;'),2007,3,&quot;;[.A25];&quot;);&quot;)" office:value-type="string" office:string-value="insert into ranks values(0,(select team_id from teams where school_nm = 'Texas A&amp;M' or abbreviation = 'Texas A&amp;M'),2007,3,25);">
            <text:p>insert into ranks values(0,(select team_id from teams where school_nm = 'Texas A&amp;M' or abbreviation = 'Texas A&amp;M'),2007,3,25);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4">09/14/2007</text:date>, <text:time>16:2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9-14T14:11:55</meta:creation-date>
    <dc:date>2007-09-14T16:27:20</dc:date>
    <dc:language>en-US</dc:language>
    <meta:editing-cycles>2</meta:editing-cycles>
    <meta:editing-duration>PT2H4M45S</meta:editing-duration>
    <meta:user-defined meta:name="Info 1"/>
    <meta:user-defined meta:name="Info 2"/>
    <meta:user-defined meta:name="Info 3"/>
    <meta:user-defined meta:name="Info 4"/>
    <meta:document-statistic meta:table-count="3" meta:cell-count="75"/>
  </office:meta>
</office:document-meta>
</file>